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, Georgia, serif"/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Times New Roman" fo:font-size="15pt" fo:language="en" fo:country="GB" style:text-underline-style="solid" style:text-underline-width="auto" style:text-underline-color="font-color" fo:font-weight="bold" officeooo:rsid="001d19e6" officeooo:paragraph-rsid="001d19e6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Times New Roman" fo:font-size="11pt" fo:language="en" fo:country="GB" style:text-underline-style="solid" style:text-underline-width="auto" style:text-underline-color="font-color" fo:font-weight="normal" officeooo:rsid="001cc0a6" officeooo:paragraph-rsid="001cc0a6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" fo:font-size="11pt" fo:language="en" fo:country="GB" style:text-underline-style="solid" style:text-underline-width="auto" style:text-underline-color="font-color" fo:font-weight="normal" officeooo:rsid="001cf9e8" officeooo:paragraph-rsid="001cf9e8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1pt" fo:language="en" fo:country="GB" style:text-underline-style="none" fo:font-weight="normal" officeooo:rsid="001d19e6" officeooo:paragraph-rsid="001d19e6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size="11pt" fo:language="en" fo:country="GB" style:text-underline-style="none" fo:font-weight="normal" officeooo:rsid="001d19e6" officeooo:paragraph-rsid="00188b2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Times New Roman" fo:font-size="11pt" fo:language="en" fo:country="GB" style:text-underline-style="none" fo:font-weight="normal" officeooo:rsid="001d19e6" officeooo:paragraph-rsid="001a1ae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Times New Roman" fo:font-size="11pt" fo:language="en" fo:country="GB" style:text-underline-style="none" fo:font-weight="normal" officeooo:rsid="001d19e6" officeooo:paragraph-rsid="001b6f9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Times New Roman" fo:font-size="11pt" fo:language="en" fo:country="GB" style:text-underline-style="none" fo:font-weight="normal" officeooo:rsid="001d19e6" officeooo:paragraph-rsid="001b91a6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Times New Roman" fo:font-size="11pt" fo:language="en" fo:country="GB" style:text-underline-style="none" fo:font-weight="normal" officeooo:rsid="001d19e6" officeooo:paragraph-rsid="001cc0a6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Times New Roman" fo:font-size="11pt" fo:language="en" fo:country="GB" style:text-underline-style="none" fo:font-weight="normal" officeooo:rsid="001d19e6" officeooo:paragraph-rsid="001cf9e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Times New Roman" fo:font-size="11pt" fo:language="en" fo:country="GB" style:text-underline-style="none" fo:font-weight="normal" officeooo:rsid="00188b2f" officeooo:paragraph-rsid="00188b2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Times New Roman" fo:font-size="11pt" fo:language="en" fo:country="GB" style:text-underline-style="none" fo:font-weight="normal" officeooo:rsid="001b6f97" officeooo:paragraph-rsid="001b6f9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Times New Roman" fo:font-size="11pt" fo:language="en" fo:country="GB" style:text-underline-style="none" fo:font-weight="normal" officeooo:rsid="001d19e6" officeooo:paragraph-rsid="001d19e6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Times New Roman" fo:font-size="11pt" fo:language="en" fo:country="GB" style:text-underline-style="none" fo:font-weight="normal" officeooo:rsid="00188b2f" officeooo:paragraph-rsid="00188b2f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Times New Roman" fo:font-size="11pt" fo:language="en" fo:country="GB" style:text-underline-style="none" fo:font-weight="normal" officeooo:rsid="00188b2f" officeooo:paragraph-rsid="001b91a6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Times New Roman" fo:font-size="11pt" fo:language="en" fo:country="GB" style:text-underline-style="none" fo:font-weight="normal" officeooo:rsid="001b91a6" officeooo:paragraph-rsid="001b91a6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Times New Roman" fo:font-size="11pt" fo:language="en" fo:country="GB" style:text-underline-style="none" fo:font-weight="normal" officeooo:rsid="001cf9e8" officeooo:paragraph-rsid="001cf9e8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GB" style:text-underline-style="solid" style:text-underline-width="auto" style:text-underline-color="font-color" fo:font-weight="bold" officeooo:rsid="00188b2f" officeooo:paragraph-rsid="00188b2f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GB" style:text-underline-style="solid" style:text-underline-width="auto" style:text-underline-color="font-color" fo:font-weight="bold" officeooo:rsid="00188b2f" officeooo:paragraph-rsid="001b91a6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1" style:family="text">
      <style:text-properties officeooo:rsid="00157bff"/>
    </style:style>
    <style:style style:name="T2" style:family="text">
      <style:text-properties fo:font-variant="normal" fo:text-transform="none" fo:color="#202122" fo:letter-spacing="normal"/>
    </style:style>
    <style:style style:name="T3" style:family="text">
      <style:text-properties fo:font-variant="normal" fo:text-transform="none" fo:color="#202122" fo:letter-spacing="normal" officeooo:rsid="00188b2f"/>
    </style:style>
    <style:style style:name="T4" style:family="text">
      <style:text-properties fo:font-variant="normal" fo:text-transform="none" fo:color="#202122" fo:letter-spacing="normal" officeooo:rsid="001a1ae8"/>
    </style:style>
    <style:style style:name="T5" style:family="text">
      <style:text-properties fo:font-variant="normal" fo:text-transform="none" fo:color="#202122" fo:letter-spacing="normal" officeooo:rsid="001b91a6"/>
    </style:style>
    <style:style style:name="T6" style:family="text">
      <style:text-properties fo:font-variant="normal" fo:text-transform="none" fo:color="#202122" fo:letter-spacing="normal" officeooo:rsid="001cc0a6"/>
    </style:style>
    <style:style style:name="T7" style:family="text">
      <style:text-properties fo:font-variant="normal" fo:text-transform="none" fo:color="#202122" fo:letter-spacing="normal" officeooo:rsid="001cf9e8"/>
    </style:style>
    <style:style style:name="T8" style:family="text">
      <style:text-properties fo:font-variant="normal" fo:text-transform="none" fo:letter-spacing="normal" officeooo:rsid="00188b2f" style:font-size-asian="9.60000038146973pt"/>
    </style:style>
    <style:style style:name="T9" style:family="text">
      <style:text-properties fo:font-variant="normal" fo:text-transform="none" fo:letter-spacing="normal" officeooo:rsid="001a1ae8" style:font-size-asian="9.60000038146973pt"/>
    </style:style>
    <style:style style:name="T10" style:family="text">
      <style:text-properties fo:font-variant="normal" fo:text-transform="none" fo:letter-spacing="normal" officeooo:rsid="001cc0a6" style:font-size-asian="9.60000038146973pt"/>
    </style:style>
    <style:style style:name="T11" style:family="text">
      <style:text-properties fo:font-variant="normal" fo:text-transform="none" fo:letter-spacing="normal" officeooo:rsid="00188b2f"/>
    </style:style>
    <style:style style:name="T12" style:family="text">
      <style:text-properties fo:font-variant="normal" fo:text-transform="none" fo:letter-spacing="normal" officeooo:rsid="001a1ae8"/>
    </style:style>
    <style:style style:name="T13" style:family="text">
      <style:text-properties fo:font-variant="normal" fo:text-transform="none" fo:letter-spacing="normal" officeooo:rsid="001cc0a6"/>
    </style:style>
    <style:style style:name="T14" style:family="text">
      <style:text-properties officeooo:rsid="00188b2f"/>
    </style:style>
    <style:style style:name="T15" style:family="text">
      <style:text-properties officeooo:rsid="001b6f97"/>
    </style:style>
    <style:style style:name="T16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or</text:span> Loops:</text:p>
      <text:p text:style-name="P4"/>
      <text:p text:style-name="P5"><text:span text:style-name="T2">–</text:span> <text:span text:style-name="T14">The 'for' loop is a loop that lets a programmer control exactly how many times a loop will iterate:</text:span></text:p>
      <text:p text:style-name="P5"/>
      <text:p text:style-name="P11">for (expression for initialization ; expression for testing ; expression for updating) {</text:p>
      <text:p text:style-name="P11"><text:s text:c="2"/>//body</text:p>
      <text:p text:style-name="P11">}</text:p>
      <text:p text:style-name="P11"/>
      <text:p text:style-name="P7"><text:span text:style-name="T2">–</text:span> <text:span text:style-name="T15">Nested 'for' loops means including one 'for' loop within another one:</text:span></text:p>
      <text:p text:style-name="P7"/>
      <text:p text:style-name="P12">for (expression for initialization ; expression for testing ; expression for updating ) {</text:p>
      <text:p text:style-name="P12"><text:s text:c="3"/>for (expression for initialization ; expression for testing ; expression for updating) {</text:p>
      <text:p text:style-name="P12"><text:s text:c="6"/>//body</text:p>
      <text:p text:style-name="P12"><text:s text:c="3"/>}</text:p>
      <text:p text:style-name="P12"><text:s text:c="3"/>//body</text:p>
      <text:p text:style-name="P12">} </text:p>
      <text:p text:style-name="P12"/>
      <text:p text:style-name="P2">Note:<text:span text:style-name="T16"> Although both var++ and ++var increment the variable they are applied to, the result returned by var++ is the value of the variable before incrementing, whereas the result returned by ++var is the value of the variable after the increment is applied.</text:span></text:p>
      <text:p text:style-name="P1"/>
      <text:p text:style-name="P1"><text:span text:style-name="T1">Code Examples</text:span>:</text:p>
      <text:p text:style-name="P13"/>
      <text:p text:style-name="P18">For Loop Code:</text:p>
      <text:p text:style-name="P18"/>
      <text:p text:style-name="P14">class Loops {</text:p>
      <text:p text:style-name="P14"><text:s text:c="4"/>public static void main(String args[]) {</text:p>
      <text:p text:style-name="P14"><text:s text:c="8"/>for (int i = 0; i &lt; 10; ++i) {</text:p>
      <text:p text:style-name="P14"><text:s text:c="12"/>// for loop iterates 10 times</text:p>
      <text:p text:style-name="P14"><text:s text:c="12"/>System.out.println("value of i = " + i);</text:p>
      <text:p text:style-name="P14"><text:s text:c="8"/>}</text:p>
      <text:p text:style-name="P14"><text:s text:c="4"/>}</text:p>
      <text:p text:style-name="P14">}</text:p>
      <text:p text:style-name="P18"/>
      <text:p text:style-name="P18">Explanation:</text:p>
      <text:p text:style-name="P18"/>
      <text:p text:style-name="P9"><text:span text:style-name="T2">– </text:span><text:span text:style-name="T3">Line #3 creates a 'for' loop:</text:span></text:p>
      <text:p text:style-name="P9"><text:span text:style-name="T6"/></text:p>
      <text:p text:style-name="P9"><text:span text:style-name="T6">1)</text:span><text:span text:style-name="T3"> </text:span><text:span text:style-name="T4">The expression for initialization (</text:span><text:span text:style-name="T8">int i = 0</text:span><text:span text:style-name="T9">) defines the variable 'I' as an int, and sets its value to 0.</text:span></text:p>
      <text:p text:style-name="P9"><text:span text:style-name="T13"/></text:p>
      <text:p text:style-name="P9"><text:span text:style-name="T13">2) </text:span><text:span text:style-name="T12">The </text:span><text:span text:style-name="T11">expression for testing </text:span><text:span text:style-name="T12">(</text:span><text:span text:style-name="T8">i &lt; 10</text:span><text:span text:style-name="T9">) checks to see if the variable 'I' <text:s/>is smaller than 10.</text:span></text:p>
      <text:p text:style-name="P9"><text:span text:style-name="T9"/></text:p>
      <text:p text:style-name="P9"><text:span text:style-name="T10">3) </text:span><text:span text:style-name="T9">The</text:span><text:span text:style-name="T11"> expression for updating </text:span><text:span text:style-name="T12">(++i) increases the value of 'I' by 1.</text:span></text:p>
      <text:p text:style-name="P9"><text:span text:style-name="T12"/></text:p>
      <text:p text:style-name="P6"><text:span text:style-name="T4">– Line #5 prints the current value of 'I'. The statement will run 10 times, from 0-9.</text:span></text:p>
      <text:p text:style-name="P6"><text:span text:style-name="T4"/></text:p>
      <text:p text:style-name="P19"><text:span text:style-name="T5">Nested </text:span><text:span text:style-name="T4">For Loop Code:</text:span></text:p>
      <text:p text:style-name="P19"><text:span text:style-name="T4"/></text:p>
      <text:p text:style-name="P16"><text:span text:style-name="T4">class HelloWorld {</text:span></text:p>
      <text:p text:style-name="P16"><text:span text:style-name="T4"><text:s text:c="4"/>public static void main(String args[]) {</text:span></text:p>
      <text:p text:style-name="P16"><text:span text:style-name="T4"><text:s text:c="8"/>int input = 5;</text:span></text:p>
      <text:p text:style-name="P16"><text:span text:style-name="T4"/></text:p>
      <text:p text:style-name="P16"><text:span text:style-name="T4"><text:s text:c="8"/>System.out.println("How many missiles will you fire?");</text:span></text:p>
      <text:p text:style-name="P16"><text:span text:style-name="T4"><text:s text:c="8"/>System.out.println("I will fire: " + input + " missiles");</text:span></text:p>
      <text:p text:style-name="P16"><text:span text:style-name="T4"/></text:p>
      <text:p text:style-name="P16"><text:soft-page-break/><text:span text:style-name="T4"><text:s text:c="8"/>for (int i = 0; i &lt; input; i++) { // outer for loop</text:span></text:p>
      <text:p text:style-name="P16"><text:span text:style-name="T4"><text:s text:c="12"/>for (int j = 3; j &gt; 0; j--) { // inner for loop</text:span></text:p>
      <text:p text:style-name="P16"><text:span text:style-name="T4"><text:s text:c="16"/>System.out.println(j + " ");</text:span></text:p>
      <text:p text:style-name="P16"><text:span text:style-name="T4"><text:s text:c="12"/>}</text:span></text:p>
      <text:p text:style-name="P16"><text:span text:style-name="T4"><text:s text:c="12"/>System.out.println("Missile " + (i + 1) + " has launched.");</text:span></text:p>
      <text:p text:style-name="P16"><text:span text:style-name="T4"><text:s text:c="8"/>}</text:span></text:p>
      <text:p text:style-name="P16"><text:span text:style-name="T4"/></text:p>
      <text:p text:style-name="P16"><text:span text:style-name="T4"><text:s text:c="8"/>System.out.println("All missiles have been launched.");</text:span></text:p>
      <text:p text:style-name="P16"><text:span text:style-name="T4"><text:s text:c="4"/>}</text:span></text:p>
      <text:p text:style-name="P16"><text:span text:style-name="T4">}</text:span></text:p>
      <text:p text:style-name="P16"><text:span text:style-name="T4"/></text:p>
      <text:p text:style-name="P3"><text:span text:style-name="T2">Output:</text:span></text:p>
      <text:p text:style-name="P3"><text:span text:style-name="T2"/></text:p>
      <text:p text:style-name="P17"><text:span text:style-name="T2">How many missiles will you fire?</text:span></text:p>
      <text:p text:style-name="P17"><text:span text:style-name="T2">I will fire: 5 missiles</text:span></text:p>
      <text:p text:style-name="P17"><text:span text:style-name="T2">3 </text:span></text:p>
      <text:p text:style-name="P17"><text:span text:style-name="T2">2 </text:span></text:p>
      <text:p text:style-name="P17"><text:span text:style-name="T2">1 </text:span></text:p>
      <text:p text:style-name="P17"><text:span text:style-name="T2">Missile 1 has launched.</text:span></text:p>
      <text:p text:style-name="P17"><text:span text:style-name="T2">3 </text:span></text:p>
      <text:p text:style-name="P17"><text:span text:style-name="T2">2 </text:span></text:p>
      <text:p text:style-name="P17"><text:span text:style-name="T2">1 </text:span></text:p>
      <text:p text:style-name="P17"><text:span text:style-name="T2">Missile 2 has launched.</text:span></text:p>
      <text:p text:style-name="P17"><text:span text:style-name="T2">3 </text:span></text:p>
      <text:p text:style-name="P17"><text:span text:style-name="T2">2 </text:span></text:p>
      <text:p text:style-name="P17"><text:span text:style-name="T2">1 </text:span></text:p>
      <text:p text:style-name="P17"><text:span text:style-name="T2">Missile 3 has launched.</text:span></text:p>
      <text:p text:style-name="P17"><text:span text:style-name="T2">3 </text:span></text:p>
      <text:p text:style-name="P17"><text:span text:style-name="T2">2 </text:span></text:p>
      <text:p text:style-name="P17"><text:span text:style-name="T2">1 </text:span></text:p>
      <text:p text:style-name="P17"><text:span text:style-name="T2">Missile 4 has launched.</text:span></text:p>
      <text:p text:style-name="P17"><text:span text:style-name="T2">3 </text:span></text:p>
      <text:p text:style-name="P17"><text:span text:style-name="T2">2 </text:span></text:p>
      <text:p text:style-name="P17"><text:span text:style-name="T2">1 </text:span></text:p>
      <text:p text:style-name="P17"><text:span text:style-name="T2">Missile 5 has launched.</text:span></text:p>
      <text:p text:style-name="P17"><text:span text:style-name="T2">All missiles have been launched.</text:span></text:p>
      <text:p text:style-name="P16"><text:span text:style-name="T4"/></text:p>
      <text:p text:style-name="P19"><text:span text:style-name="T4">Explanation:</text:span></text:p>
      <text:p text:style-name="P19"><text:span text:style-name="T4"/></text:p>
      <text:p text:style-name="P8"><text:span text:style-name="T4">– </text:span><text:span text:style-name="T5">Line #3 defines the variable 'input' as int, and assigns it a value of '5'.</text:span></text:p>
      <text:p text:style-name="P9"><text:span text:style-name="T4">– </text:span><text:span text:style-name="T5">Line #</text:span><text:span text:style-name="T6">8 is the first for loop:</text:span></text:p>
      <text:p text:style-name="P9"><text:span text:style-name="T6"/></text:p>
      <text:p text:style-name="P9"><text:span text:style-name="T6">1) <text:s/>The expression for initialization (int i = 0) defines the variable 'I' as an int, and sets its value to 0.</text:span></text:p>
      <text:p text:style-name="P9"><text:span text:style-name="T6"/></text:p>
      <text:p text:style-name="P9"><text:span text:style-name="T6">2) The expression for testing (i &lt; input) checks to see if the variable 'I' <text:s/>is smaller than the value of the variable 'input', which is 5.</text:span></text:p>
      <text:p text:style-name="P9"><text:span text:style-name="T6"/></text:p>
      <text:p text:style-name="P9"><text:span text:style-name="T6">3) The expression for updating (i++) increases the value of 'I' by 1.</text:span></text:p>
      <text:p text:style-name="P9"><text:span text:style-name="T4"/></text:p>
      <text:p text:style-name="P9"><text:span text:style-name="T4">– </text:span><text:span text:style-name="T5">Line #</text:span><text:span text:style-name="T6">9 is the second for loop:</text:span></text:p>
      <text:p text:style-name="P15"><text:span text:style-name="T4"/></text:p>
      <text:p text:style-name="P9"><text:span text:style-name="T6">1) <text:s/>The expression for initialization (int j = 3) defines the variable 'j' as an int, and sets its value to 3.</text:span></text:p>
      <text:p text:style-name="P9"><text:span text:style-name="T6"/></text:p>
      <text:p text:style-name="P9"><text:span text:style-name="T6">2) The expression for testing (j &gt; 0) checks to see if the variable 'j' <text:s/>is larger than 0.</text:span></text:p>
      <text:p text:style-name="P9"><text:span text:style-name="T6"/></text:p>
      <text:p text:style-name="P9"><text:span text:style-name="T6">3) The expression for updating (j--) decreases the value of 'j' by 1.</text:span></text:p>
      <text:p text:style-name="P9"><text:span text:style-name="T6"/></text:p>
      <text:p text:style-name="P10"><text:soft-page-break/><text:span text:style-name="T4">– </text:span><text:span text:style-name="T5">Line #</text:span><text:span text:style-name="T7">12 prints that the missile has been launched, increasing the value by 1 each time.</text:span></text:p>
      <text:p text:style-name="P10"><text:span text:style-name="T4">– </text:span><text:span text:style-name="T5">Line #</text:span><text:span text:style-name="T7">15 prints that all missiles have been launch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erif" svg:font-family="'Droid Serif', Georgia, serif"/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34S</meta:editing-duration>
    <meta:editing-cycles>8</meta:editing-cycles>
    <meta:generator>LibreOffice/5.0.4.2$Windows_x86 LibreOffice_project/2b9802c1994aa0b7dc6079e128979269cf95bc78</meta:generator>
    <dc:date>2022-06-08T14:49:34.578000000</dc:date>
    <meta:document-statistic meta:table-count="0" meta:image-count="0" meta:object-count="0" meta:page-count="3" meta:paragraph-count="80" meta:word-count="546" meta:character-count="3056" meta:non-whitespace-character-count="2389"/>
    <meta:user-defined meta:name="Info 1"/>
    <meta:user-defined meta:name="Info 2"/>
    <meta:user-defined meta:name="Info 3"/>
    <meta:user-defined meta:name="Info 4"/>
  </office:meta>
</office:document-meta>
</file>